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  <style:paragraph-properties fo:margin-top="0in" fo:margin-bottom="0in"/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09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Source_Text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Source_Text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Source_Text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Source_Text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Source_Text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Source_Text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Source_Text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Source_Text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4">
        <text:list-item>
          <text:p text:style-name="P84"><text:span text:style-name="Source_Text">list of floats = jhta.RATIO(df1, df2, price1='Close', price2='Close')</text:span></text:p>
        </text:list-item>
        <text:list-item>
          <text:p text:style-name="P8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5">
        <text:list-item>
          <text:p text:style-name="P8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6">
        <text:list-item>
          <text:p text:style-name="P86"><text:span text:style-name="Source_Text">list of floats = jhta.CP(df1, df2, price1='Close', price2='Close')</text:span></text:p>
        </text:list-item>
        <text:list-item>
          <text:p text:style-name="P8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7">
        <text:list-item>
          <text:p text:style-name="P87"><text:span text:style-name="Source_Text">list of floats = jhta.CRSI(df1, df2, n, price1='Close', price2='Close')</text:span></text:p>
        </text:list-item>
        <text:list-item>
          <text:p text:style-name="P8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8">
        <text:list-item>
          <text:p text:style-name="P88"><text:span text:style-name="Source_Text">list of floats = jhta.CS(df1, df2, price1='Close', price2='Close')</text:span></text:p>
        </text:list-item>
        <text:list-item>
          <text:p text:style-name="P8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9">
        <text:list-item>
          <text:p text:style-name="P8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0">
        <text:list-item>
          <text:p text:style-name="P9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1">
        <text:list-item>
          <text:p text:style-name="P9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2">
        <text:list-item>
          <text:p text:style-name="P9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3">
        <text:list-item>
          <text:p text:style-name="P9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4">
        <text:list-item>
          <text:p text:style-name="P9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5">
        <text:list-item>
          <text:p text:style-name="P9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6">
        <text:list-item>
          <text:p text:style-name="P9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7">
        <text:list-item>
          <text:p text:style-name="P9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8">
        <text:list-item>
          <text:p text:style-name="P9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9">
        <text:list-item>
          <text:p text:style-name="P9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0">
        <text:list-item>
          <text:p text:style-name="P10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1">
        <text:list-item>
          <text:p text:style-name="P10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2">
        <text:list-item>
          <text:p text:style-name="P10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3">
        <text:list-item>
          <text:p text:style-name="P10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4">
        <text:list-item>
          <text:p text:style-name="P10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5">
        <text:list-item>
          <text:p text:style-name="P10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6">
        <text:list-item>
          <text:p text:style-name="P10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7">
        <text:list-item>
          <text:p text:style-name="P10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8">
        <text:list-item>
          <text:p text:style-name="P10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9">
        <text:list-item>
          <text:p text:style-name="P10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0">
        <text:list-item>
          <text:p text:style-name="P11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1">
        <text:list-item>
          <text:p text:style-name="P11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2">
        <text:list-item>
          <text:p text:style-name="P11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3">
        <text:list-item>
          <text:p text:style-name="P11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4">
        <text:list-item>
          <text:p text:style-name="P11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5">
        <text:list-item>
          <text:p text:style-name="P11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6">
        <text:list-item>
          <text:p text:style-name="P116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7">
        <text:list-item>
          <text:p text:style-name="P117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8">
        <text:list-item>
          <text:p text:style-name="P11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99">
        <text:list-item>
          <text:p text:style-name="P11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0">
        <text:list-item>
          <text:p text:style-name="P12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1">
        <text:list-item>
          <text:p text:style-name="P12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2">
        <text:list-item>
          <text:p text:style-name="P12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3">
        <text:list-item>
          <text:p text:style-name="P12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4">
        <text:list-item>
          <text:p text:style-name="P124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5">
        <text:list-item>
          <text:p text:style-name="P125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6">
        <text:list-item>
          <text:p text:style-name="P126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7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8">
        <text:list-item>
  </text:list-item>
      </text:list>
      <text:p text:style-name="Horizontal_20_Line"/>
      <text:h text:style-name="Heading_20_4" text:outline-level="4">APO | Absolute Price Oscillator | DONE</text:h>
      <text:list text:style-name="L109">
        <text:list-item>
          <text:p text:style-name="P129"><text:span text:style-name="Source_Text">list of floats = jhta.APO(df, n_fast, n_slow, price='Close')</text:span></text:p>
        </text:list-item>
        <text:list-item>
          <text:p text:style-name="P129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0">
        <text:list-item>
  </text:list-item>
      </text:list>
      <text:p text:style-name="Horizontal_20_Line"/>
      <text:h text:style-name="Heading_20_4" text:outline-level="4">AROONOSC | Aroon Oscillator |</text:h>
      <text:list text:style-name="L111">
        <text:list-item>
  </text:list-item>
      </text:list>
      <text:p text:style-name="Horizontal_20_Line"/>
      <text:h text:style-name="Heading_20_4" text:outline-level="4">BOP | Balance Of Power |</text:h>
      <text:list text:style-name="L112">
        <text:list-item>
  </text:list-item>
      </text:list>
      <text:p text:style-name="Horizontal_20_Line"/>
      <text:h text:style-name="Heading_20_4" text:outline-level="4">CCI | Commodity Channel Index |</text:h>
      <text:list text:style-name="L113">
        <text:list-item>
  </text:list-item>
      </text:list>
      <text:p text:style-name="Horizontal_20_Line"/>
      <text:h text:style-name="Heading_20_4" text:outline-level="4">CMO | Chande Momentum Oscillator |</text:h>
      <text:list text:style-name="L114">
        <text:list-item>
  </text:list-item>
      </text:list>
      <text:p text:style-name="Horizontal_20_Line"/>
      <text:h text:style-name="Heading_20_4" text:outline-level="4">DX | Directional Movement Index |</text:h>
      <text:list text:style-name="L115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6">
        <text:list-item>
  </text:list-item>
      </text:list>
      <text:p text:style-name="Horizontal_20_Line"/>
      <text:h text:style-name="Heading_20_4" text:outline-level="4">MACDEXT | MACD with controllable MA type |</text:h>
      <text:list text:style-name="L117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8">
        <text:list-item>
  </text:list-item>
      </text:list>
      <text:p text:style-name="Horizontal_20_Line"/>
      <text:h text:style-name="Heading_20_4" text:outline-level="4">MFI | Money Flow Index |</text:h>
      <text:list text:style-name="L119">
        <text:list-item>
  </text:list-item>
      </text:list>
      <text:p text:style-name="Horizontal_20_Line"/>
      <text:h text:style-name="Heading_20_4" text:outline-level="4">MINUS_DI | Minus Directional Indicator |</text:h>
      <text:list text:style-name="L120">
        <text:list-item>
  </text:list-item>
      </text:list>
      <text:p text:style-name="Horizontal_20_Line"/>
      <text:h text:style-name="Heading_20_4" text:outline-level="4">MINUS_DM | Minus Directional Movement |</text:h>
      <text:list text:style-name="L121">
        <text:list-item>
  </text:list-item>
      </text:list>
      <text:p text:style-name="Horizontal_20_Line"/>
      <text:h text:style-name="Heading_20_4" text:outline-level="4">MOM | Momentum | DONE</text:h>
      <text:list text:style-name="L122">
        <text:list-item>
          <text:p text:style-name="P142"><text:span text:style-name="Source_Text">list of floats = jhta.MOM(df, n, price='Close')</text:span></text:p>
        </text:list-item>
        <text:list-item>
          <text:p text:style-name="P142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3">
        <text:list-item>
  </text:list-item>
      </text:list>
      <text:p text:style-name="Horizontal_20_Line"/>
      <text:h text:style-name="Heading_20_4" text:outline-level="4">PLUS_DM | Plus Directional Movement |</text:h>
      <text:list text:style-name="L124">
        <text:list-item>
  </text:list-item>
      </text:list>
      <text:p text:style-name="Horizontal_20_Line"/>
      <text:h text:style-name="Heading_20_4" text:outline-level="4">PPO | Percentage Price Oscillator |</text:h>
      <text:list text:style-name="L125">
        <text:list-item>
  </text:list-item>
      </text:list>
      <text:p text:style-name="Horizontal_20_Line"/>
      <text:h text:style-name="Heading_20_4" text:outline-level="4">RMI | Relative Momentum Index | DONE</text:h>
      <text:list text:style-name="L126">
        <text:list-item>
          <text:p text:style-name="P146"><text:span text:style-name="Source_Text">list of floats = jhta.RMI(df, n, price='Close')</text:span></text:p>
        </text:list-item>
        <text:list-item>
          <text:p text:style-name="P146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7">
        <text:list-item>
          <text:p text:style-name="P147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8">
        <text:list-item>
          <text:p text:style-name="P148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9">
        <text:list-item>
          <text:p text:style-name="P149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0">
        <text:list-item>
          <text:p text:style-name="P150"><text:span text:style-name="Source_Text">list of floats = jhta.ROCR100(df, n, price='Close')</text:span></text:p>
        </text:list-item>
        <text:list-item>
          <text:p text:style-name="P150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1">
        <text:list-item>
          <text:p text:style-name="P151"><text:span text:style-name="Source_Text">list of floats = jhta.RSI(df, n, price='Close')</text:span></text:p>
        </text:list-item>
        <text:list-item>
          <text:p text:style-name="P151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2">
        <text:list-item>
          <text:p text:style-name="P152"><text:span text:style-name="Source_Text">list of floats = jhta.STOCH(df, n, price='Close')</text:span></text:p>
        </text:list-item>
        <text:list-item>
          <text:p text:style-name="P152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3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4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5">
        <text:list-item>
  </text:list-item>
      </text:list>
      <text:p text:style-name="Horizontal_20_Line"/>
      <text:h text:style-name="Heading_20_4" text:outline-level="4">ULTOSC | Ultimate Oscillator |</text:h>
      <text:list text:style-name="L136">
        <text:list-item>
  </text:list-item>
      </text:list>
      <text:p text:style-name="Horizontal_20_Line"/>
      <text:h text:style-name="Heading_20_4" text:outline-level="4">WILLR | Williams' %R | DONE</text:h>
      <text:list text:style-name="L137">
        <text:list-item>
          <text:p text:style-name="P157"><text:span text:style-name="Source_Text">list of floats = jhta.WILLR(df, n)</text:span></text:p>
        </text:list-item>
        <text:list-item>
          <text:p text:style-name="P157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8">
        <text:list-item>
          <text:p text:style-name="P158"><text:span text:style-name="Source_Text">dict of lists of floats = jhta.BBANDS(df, n, f=2)</text:span></text:p>
        </text:list-item>
        <text:list-item>
          <text:p text:style-name="P158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9">
        <text:list-item>
          <text:p text:style-name="P159"><text:span text:style-name="Source_Text">list of floats = jhta.BBANDW(df, n, f=2)</text:span></text:p>
        </text:list-item>
        <text:list-item>
          <text:p text:style-name="P159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0">
        <text:list-item>
  </text:list-item>
      </text:list>
      <text:p text:style-name="Horizontal_20_Line"/>
      <text:h text:style-name="Heading_20_4" text:outline-level="4">EMA | Exponential Moving Average | DONE</text:h>
      <text:list text:style-name="L141">
        <text:list-item>
          <text:p text:style-name="P161"><text:span text:style-name="Source_Text">list of floats = jhta.EMA(df, n, price='Close')</text:span></text:p>
        </text:list-item>
        <text:list-item>
          <text:p text:style-name="P161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2">
        <text:list-item>
          <text:p text:style-name="P162"><text:span text:style-name="Source_Text">dict of lists of floats = jhta.ENVP(df, pct=.01, price='Close')</text:span></text:p>
        </text:list-item>
        <text:list-item>
          <text:p text:style-name="P162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3">
        <text:list-item>
  </text:list-item>
      </text:list>
      <text:p text:style-name="Horizontal_20_Line"/>
      <text:h text:style-name="Heading_20_4" text:outline-level="4">MA | Moving Average |</text:h>
      <text:list text:style-name="L144">
        <text:list-item>
  </text:list-item>
      </text:list>
      <text:p text:style-name="Horizontal_20_Line"/>
      <text:h text:style-name="Heading_20_4" text:outline-level="4">MAMA | MESA Adaptive Moving Average |</text:h>
      <text:list text:style-name="L145">
        <text:list-item>
  </text:list-item>
      </text:list>
      <text:p text:style-name="Horizontal_20_Line"/>
      <text:h text:style-name="Heading_20_4" text:outline-level="4">MAVP | Moving Average with Variable Period |</text:h>
      <text:list text:style-name="L146">
        <text:list-item>
  </text:list-item>
      </text:list>
      <text:p text:style-name="Horizontal_20_Line"/>
      <text:h text:style-name="Heading_20_4" text:outline-level="4">MIDPOINT | MidPoint over period | DONE</text:h>
      <text:list text:style-name="L147">
        <text:list-item>
          <text:p text:style-name="P167"><text:span text:style-name="Source_Text">list of floats = jhta.MIDPOINT(df, n, price='Close')</text:span></text:p>
        </text:list-item>
        <text:list-item>
          <text:p text:style-name="P167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8">
        <text:list-item>
          <text:p text:style-name="P168"><text:span text:style-name="Source_Text">list of floats = jhta.MIDPRICE(df, n)</text:span></text:p>
        </text:list-item>
        <text:list-item>
          <text:p text:style-name="P168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9">
        <text:list-item>
          <text:p text:style-name="P169"><text:span text:style-name="Source_Text">list of floats = jhta.MMR(df, n=200, price='Close')</text:span></text:p>
        </text:list-item>
        <text:list-item>
          <text:p text:style-name="P169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0">
        <text:list-item>
          <text:p text:style-name="P170"><text:span text:style-name="Source_Text">list of floats = jhta.SAR(df, af_step=.02, af_max=.2)</text:span></text:p>
        </text:list-item>
        <text:list-item>
          <text:p text:style-name="P170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1">
        <text:list-item>
  </text:list-item>
      </text:list>
      <text:p text:style-name="Horizontal_20_Line"/>
      <text:h text:style-name="Heading_20_4" text:outline-level="4">SMA | Simple Moving Average | DONE</text:h>
      <text:list text:style-name="L152">
        <text:list-item>
          <text:p text:style-name="P172"><text:span text:style-name="Source_Text">list of floats = jhta.SMA(df, n, price='Close')</text:span></text:p>
        </text:list-item>
        <text:list-item>
          <text:p text:style-name="P172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3">
        <text:list-item>
  </text:list-item>
      </text:list>
      <text:p text:style-name="Horizontal_20_Line"/>
      <text:h text:style-name="Heading_20_4" text:outline-level="4">TEMA | Triple Exponential Moving Average |</text:h>
      <text:list text:style-name="L154">
        <text:list-item>
  </text:list-item>
      </text:list>
      <text:p text:style-name="Horizontal_20_Line"/>
      <text:h text:style-name="Heading_20_4" text:outline-level="4">TRIMA | Triangular Moving Average | DONE</text:h>
      <text:list text:style-name="L155">
        <text:list-item>
          <text:p text:style-name="P175"><text:span text:style-name="Source_Text">list of floats = jhta.TRIMA(df, n, price='Close')</text:span></text:p>
        </text:list-item>
        <text:list-item>
          <text:p text:style-name="P175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6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7">
        <text:list-item>
          <text:p text:style-name="P177"><text:span text:style-name="Source_Text">list of floats = jhta.AVGPRICE(df)</text:span></text:p>
        </text:list-item>
        <text:list-item>
          <text:p text:style-name="P17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8">
        <text:list-item>
          <text:p text:style-name="P178"><text:span text:style-name="Source_Text">list of floats = jhta.MEDPRICE(df)</text:span></text:p>
        </text:list-item>
        <text:list-item>
          <text:p text:style-name="P17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9">
        <text:list-item>
          <text:p text:style-name="P179"><text:span text:style-name="Source_Text">list of floats = jhta.TYPPRICE(df)</text:span></text:p>
        </text:list-item>
        <text:list-item>
          <text:p text:style-name="P17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0">
        <text:list-item>
          <text:p text:style-name="P180"><text:span text:style-name="Source_Text">list of floats = jhta.WCLPRICE(df)</text:span></text:p>
        </text:list-item>
        <text:list-item>
          <text:p text:style-name="P18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1">
        <text:list-item>
          <text:p text:style-name="P18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2">
        <text:list-item>
          <text:p text:style-name="P18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3">
        <text:list-item>
          <text:p text:style-name="P18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4">
        <text:list-item>
          <text:p text:style-name="P18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5">
        <text:list-item>
          <text:p text:style-name="P18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6">
        <text:list-item>
          <text:p text:style-name="P18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7">
        <text:list-item>
          <text:p text:style-name="P18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8">
        <text:list-item>
          <text:p text:style-name="P18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9">
        <text:list-item>
          <text:p text:style-name="P18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0">
        <text:list-item>
          <text:p text:style-name="P19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1">
        <text:list-item>
          <text:p text:style-name="P19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2">
        <text:list-item>
          <text:p text:style-name="P192"><text:span text:style-name="Source_Text">float = jhta.COV(list1, list2)</text:span></text:p>
        </text:list-item>
        <text:list-item>
          <text:p text:style-name="P19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3">
        <text:list-item>
          <text:p text:style-name="P193"><text:span text:style-name="Source_Text">list of floats = jhta.COVARIANCE(df1, df2, n, price1='Close', price2='Close'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4">
        <text:list-item>
          <text:p text:style-name="P194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5">
        <text:list-item>
          <text:p text:style-name="P19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6">
        <text:list-item>
          <text:p text:style-name="P196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7">
        <text:list-item>
          <text:p text:style-name="P19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8">
        <text:list-item>
          <text:p text:style-name="P198"><text:span text:style-name="Source_Text">float = jhta.BETA(list1, list2)</text:span></text:p>
        </text:list-item>
        <text:list-item>
          <text:p text:style-name="P19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9">
        <text:list-item>
          <text:p text:style-name="P199"><text:span text:style-name="Source_Text">list of floats = jhta.BETAS(df1, df2, n, price1='Close', price2='Close'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0">
        <text:list-item>
          <text:p text:style-name="P200"><text:span text:style-name="Source_Text">list of floats = jhta.LSR(df, price='Close', predictions_int=0)</text:span></text:p>
        </text:list-item>
        <text:list-item>
          <text:p text:style-name="P200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1">
        <text:list-item>
          <text:p text:style-name="P201"><text:span text:style-name="Source_Text">list of floats = jhta.SLR(df, price='Close', predictions_int=0)</text:span></text:p>
        </text:list-item>
        <text:list-item>
          <text:p text:style-name="P201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2">
        <text:list-item>
          <text:p text:style-name="P202"><text:span text:style-name="Source_Text">float = jhta.HR(hit_trades_int, total_trades_int)</text:span></text:p>
        </text:list-item>
        <text:list-item>
          <text:p text:style-name="P202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3">
        <text:list-item>
          <text:p text:style-name="P203"><text:span text:style-name="Source_Text">float = jhta.PLR(mean_trade_profit_float, mean_trade_loss_float)</text:span></text:p>
        </text:list-item>
        <text:list-item>
          <text:p text:style-name="P203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4">
        <text:list-item>
          <text:p text:style-name="P204"><text:span text:style-name="Source_Text">float = jhta.EV(hitrade_float, mean_trade_profit_float, mean_trade_loss_float)</text:span></text:p>
        </text:list-item>
        <text:list-item>
          <text:p text:style-name="P204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5">
        <text:list-item>
          <text:p text:style-name="P205"><text:span text:style-name="Source_Text">int = jhta.POR(hitrade_float, profit_loss_ratio_float)</text:span></text:p>
        </text:list-item>
        <text:list-item>
          <text:p text:style-name="P205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6">
        <text:list-item>
          <text:p text:style-name="P206"><text:span text:style-name="Source_Text">list of floats = jhta.ATR(df, n)</text:span></text:p>
        </text:list-item>
        <text:list-item>
          <text:p text:style-name="P206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7">
        <text:list-item>
  </text:list-item>
      </text:list>
      <text:p text:style-name="Horizontal_20_Line"/>
      <text:h text:style-name="Heading_20_4" text:outline-level="4">RVI | Relative Volatility Index | DONE</text:h>
      <text:list text:style-name="L188">
        <text:list-item>
          <text:p text:style-name="P208"><text:span text:style-name="Source_Text">list of floats = jhta.RVI(df, n)</text:span></text:p>
        </text:list-item>
        <text:list-item>
          <text:p text:style-name="P208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9">
        <text:list-item>
  </text:list-item>
      </text:list>
      <text:p text:style-name="Horizontal_20_Line"/>
      <text:h text:style-name="Heading_20_4" text:outline-level="4">TRANGE | True Range | DONE</text:h>
      <text:list text:style-name="L190">
        <text:list-item>
          <text:p text:style-name="P210"><text:span text:style-name="Source_Text">list of floats = jhta.TRANGE(df)</text:span></text:p>
        </text:list-item>
        <text:list-item>
          <text:p text:style-name="P210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1">
        <text:list-item>
          <text:p text:style-name="P211"><text:span text:style-name="Source_Text">list of floats = jhta.AD(df)</text:span></text:p>
        </text:list-item>
        <text:list-item>
          <text:p text:style-name="P211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2">
        <text:list-item>
  </text:list-item>
      </text:list>
      <text:p text:style-name="Horizontal_20_Line"/>
      <text:h text:style-name="Heading_20_4" text:outline-level="4">OBV | On Balance Volume | DONE</text:h>
      <text:list text:style-name="L193">
        <text:list-item>
          <text:p text:style-name="P213"><text:span text:style-name="Source_Text">list of floats = jhta.OBV(df)</text:span></text:p>
        </text:list-item>
        <text:list-item>
          <text:p text:style-name="P213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2" text:outline-level="2">Donation and Funding</text:h>
      <text:list text:style-name="L194">
        <text:list-item>
          <text:p text:style-name="P214">BTC: <text:a xlink:type="simple" xlink:href="https://insight.bitpay.com/address/3KCoXMyUDgVABoFSuV8GQT3k8qkUhEDG9X%5D" office:name=""><text:span text:style-name="Definition">3KCoXMyUDgVABoFSuV8GQT3k8qkUhEDG9X</text:span></text:a>3KCoXMyUDgVABoFSuV8GQT3k8qkUhEDG9X)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